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290782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31bf27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310567" style:font-size-asian="8pt" style:font-size-complex="8pt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90782"/>
    </style:style>
    <style:style style:name="T4" style:family="text">
      <style:text-properties fo:language="ru" fo:country="RU" officeooo:rsid="002cb203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officeooo:rsid="0023e6d9"/>
    </style:style>
    <style:style style:name="T7" style:family="text">
      <style:text-properties officeooo:rsid="00310567"/>
    </style:style>
    <style:style style:name="T8" style:family="text">
      <style:text-properties officeooo:rsid="0031bf27"/>
    </style:style>
    <style:style style:name="T9" style:family="text">
      <style:text-properties officeooo:rsid="0031e5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4">Программное обеспечение вычислительных сетей</text:span>»</text:p>
      <text:p text:style-name="P7">ПО ЛАБОРАТОРНОЙ РАБОТЕ №<text:span text:style-name="T3">1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6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6">3</text:span></text:p>
      <text:p text:style-name="P11"><text:soft-page-break/>Задание</text:p>
      <text:p text:style-name="P16"><text:span text:style-name="T8">1. Реализовать передачу данных по конвееру</text:span></text:p>
      <text:p text:style-name="P16"><text:span text:style-name="T8">2. Реализовать параллельный кольцевой обмен данными.</text:span></text:p>
      <text:p text:style-name="P13"><text:span text:style-name="T2">Фрагменты ли</text:span><text:span text:style-name="T5">стинг</text:span><text:span text:style-name="T2">а</text:span></text:p>
      <text:p text:style-name="P17"><text:span text:style-name="T7">#include &lt;cstdlib&gt;</text:span></text:p>
      <text:p text:style-name="P17"><text:span text:style-name="T7">#include &lt;iostream&gt;</text:span></text:p>
      <text:p text:style-name="P17"><text:span text:style-name="T7">#include &lt;string&gt;</text:span></text:p>
      <text:p text:style-name="P17"><text:span text:style-name="T7">#include &lt;mpi.h&gt;</text:span></text:p>
      <text:p text:style-name="P17"><text:span text:style-name="T7"/></text:p>
      <text:p text:style-name="P17"><text:span text:style-name="T7">using namespace std;</text:span></text:p>
      <text:p text:style-name="P17"><text:span text:style-name="T7">using namespace MPI;</text:span></text:p>
      <text:p text:style-name="P17"><text:span text:style-name="T7"/></text:p>
      <text:p text:style-name="P17"><text:span text:style-name="T7"/></text:p>
      <text:p text:style-name="P17"><text:span text:style-name="T7">void task1(){</text:span></text:p>
      <text:p text:style-name="P17"><text:span text:style-name="T7"><text:s text:c="4"/>int tag = 0;</text:span></text:p>
      <text:p text:style-name="P17"><text:span text:style-name="T7"><text:s text:c="4"/>int receivedData = 0;</text:span></text:p>
      <text:p text:style-name="P17"><text:span text:style-name="T7"><text:s text:c="4"/></text:span></text:p>
      <text:p text:style-name="P17"><text:span text:style-name="T7"><text:s text:c="4"/>Intracomm &amp;comm = COMM_WORLD;</text:span></text:p>
      <text:p text:style-name="P17"><text:span text:style-name="T7"><text:s text:c="4"/>int rank = comm.Get_rank();</text:span></text:p>
      <text:p text:style-name="P17"><text:span text:style-name="T7"><text:s text:c="4"/>int size = comm.Get_size();</text:span></text:p>
      <text:p text:style-name="P17"><text:span text:style-name="T7"><text:s text:c="4"/></text:span></text:p>
      <text:p text:style-name="P17"><text:span text:style-name="T7"><text:s text:c="4"/>printf("Started task1, node: [%d]\n", rank);</text:span></text:p>
      <text:p text:style-name="P17"><text:span text:style-name="T7"><text:s text:c="4"/></text:span></text:p>
      <text:p text:style-name="P17"><text:span text:style-name="T7"><text:s text:c="4"/>if(rank == 0) {</text:span></text:p>
      <text:p text:style-name="P17"><text:span text:style-name="T7"><text:s text:c="8"/>int initData = rand();</text:span></text:p>
      <text:p text:style-name="P17"><text:span text:style-name="T7"><text:s text:c="8"/>printf("generated data to send: %d\n", initData);</text:span></text:p>
      <text:p text:style-name="P17"><text:span text:style-name="T7"><text:s text:c="8"/>comm.Send(&amp;initData, 1, INTEGER, (rank + 1)% size, tag);</text:span></text:p>
      <text:p text:style-name="P17"><text:span text:style-name="T7"><text:s text:c="8"/>printf("Node [%d] sent data: %d\n", rank, initData);</text:span></text:p>
      <text:p text:style-name="P17"><text:span text:style-name="T7"><text:s text:c="8"/>comm.Recv(&amp;receivedData, 1, INTEGER, size - 1, tag);</text:span></text:p>
      <text:p text:style-name="P17"><text:span text:style-name="T7"><text:s text:c="8"/>printf("Node [%d] catched data: %d\n", rank, receivedData);</text:span></text:p>
      <text:p text:style-name="P17"><text:span text:style-name="T7"><text:s text:c="4"/>} else {</text:span></text:p>
      <text:p text:style-name="P17"><text:span text:style-name="T7"><text:s text:c="8"/>comm.Recv(&amp;receivedData, 1, INTEGER, rank - 1, tag);</text:span></text:p>
      <text:p text:style-name="P17"><text:span text:style-name="T7"><text:s text:c="8"/>printf("Node [%d] catched data: %d\n", rank, receivedData);</text:span></text:p>
      <text:p text:style-name="P17"><text:span text:style-name="T7"><text:s text:c="8"/>comm.Send(&amp;receivedData, 1, INTEGER, (rank + 1)% size, tag);</text:span></text:p>
      <text:p text:style-name="P17"><text:span text:style-name="T7"><text:s text:c="8"/>printf("Node [%d] sent data: %d\n", rank, receivedData);</text:span></text:p>
      <text:p text:style-name="P17"><text:span text:style-name="T7"><text:s text:c="4"/>}</text:span></text:p>
      <text:p text:style-name="P17"><text:span text:style-name="T7"><text:s text:c="4"/>comm.Barrier();</text:span></text:p>
      <text:p text:style-name="P17"><text:span text:style-name="T7"><text:s text:c="4"/>if(rank == 0) {</text:span></text:p>
      <text:p text:style-name="P17"><text:span text:style-name="T7"><text:s text:c="8"/>printf("\n\n");</text:span></text:p>
      <text:p text:style-name="P17"><text:span text:style-name="T7"><text:s text:c="4"/>}</text:span></text:p>
      <text:p text:style-name="P17"><text:span text:style-name="T7">}</text:span></text:p>
      <text:p text:style-name="P17"><text:span text:style-name="T7"/></text:p>
      <text:p text:style-name="P17"><text:span text:style-name="T7">void task2(){</text:span></text:p>
      <text:p text:style-name="P17"><text:span text:style-name="T7"><text:s text:c="4"/>int tag = 0;</text:span></text:p>
      <text:p text:style-name="P17"><text:span text:style-name="T7"><text:s text:c="4"/>int receivedData = 0;</text:span></text:p>
      <text:p text:style-name="P17"><text:span text:style-name="T7"><text:s text:c="4"/>int initData = rand();</text:span></text:p>
      <text:p text:style-name="P17"><text:span text:style-name="T7"><text:s text:c="4"/></text:span></text:p>
      <text:p text:style-name="P17"><text:span text:style-name="T7"><text:s text:c="4"/>Intracomm &amp;comm = COMM_WORLD;</text:span></text:p>
      <text:p text:style-name="P17"><text:span text:style-name="T7"><text:s text:c="4"/>int rank = comm.Get_rank();</text:span></text:p>
      <text:p text:style-name="P17"><text:span text:style-name="T7"><text:s text:c="4"/>int size = comm.Get_size();</text:span></text:p>
      <text:p text:style-name="P17"><text:span text:style-name="T7"><text:s text:c="4"/></text:span></text:p>
      <text:p text:style-name="P17"><text:span text:style-name="T7"><text:s text:c="4"/>int from = rank - 1;</text:span></text:p>
      <text:p text:style-name="P17"><text:span text:style-name="T7"><text:s text:c="4"/>from = from &lt; 0 ? size - 1: from;</text:span></text:p>
      <text:p text:style-name="P17"><text:span text:style-name="T7"><text:s text:c="4"/>int to = (rank + 1) % size;</text:span></text:p>
      <text:p text:style-name="P17"><text:span text:style-name="T7"><text:s text:c="4"/></text:span></text:p>
      <text:p text:style-name="P17"><text:span text:style-name="T7"><text:s text:c="4"/>initData = rank;</text:span></text:p>
      <text:p text:style-name="P17"><text:span text:style-name="T7"><text:s text:c="4"/></text:span></text:p>
      <text:p text:style-name="P17"><text:span text:style-name="T7"><text:s text:c="4"/>printf("Started task2, node: [%d]\n", rank);</text:span></text:p>
      <text:p text:style-name="P17"><text:span text:style-name="T7"><text:s text:c="4"/></text:span></text:p>
      <text:p text:style-name="P17"><text:span text:style-name="T7"><text:s text:c="4"/>comm.Send(&amp;initData, 1, INTEGER, to, tag);</text:span></text:p>
      <text:p text:style-name="P17"><text:span text:style-name="T7"><text:s text:c="4"/>printf("Node [%d] sent data: %d\n", rank, initData);</text:span></text:p>
      <text:p text:style-name="P17"><text:span text:style-name="T7"><text:s text:c="4"/>comm.Recv(&amp;receivedData, 1, INTEGER, from, tag);</text:span></text:p>
      <text:p text:style-name="P17"><text:span text:style-name="T7"><text:s text:c="4"/>printf("Node [%d] catched data: %d\n", rank, receivedData); <text:s text:c="2"/></text:span></text:p>
      <text:p text:style-name="P17"><text:span text:style-name="T7">}</text:span></text:p>
      <text:p text:style-name="P17"><text:span text:style-name="T7"/></text:p>
      <text:p text:style-name="P17"><text:span text:style-name="T7">int main(int argc, char** argv) {</text:span></text:p>
      <text:p text:style-name="P17"><text:span text:style-name="T7"><text:s text:c="4"/>srand(time(0));</text:span></text:p>
      <text:p text:style-name="P17"><text:span text:style-name="T7"><text:s text:c="4"/>Init();</text:span></text:p>
      <text:p text:style-name="P17"><text:span text:style-name="T7"><text:s text:c="4"/></text:span></text:p>
      <text:p text:style-name="P17"><text:span text:style-name="T7"><text:s text:c="4"/>task1();</text:span></text:p>
      <text:p text:style-name="P17"><text:span text:style-name="T7"><text:s text:c="4"/>task2();</text:span></text:p>
      <text:p text:style-name="P17"><text:span text:style-name="T7"><text:s text:c="4"/></text:span></text:p>
      <text:p text:style-name="P17"><text:span text:style-name="T7"><text:s text:c="4"/>Finalize();</text:span></text:p>
      <text:p text:style-name="P17"><text:span text:style-name="T7"><text:s text:c="4"/></text:span></text:p>
      <text:p text:style-name="P17"><text:span text:style-name="T7"><text:s text:c="4"/>return 0;</text:span></text:p>
      <text:p text:style-name="P17"><text:span text:style-name="T7">}</text:span></text:p>
      <text:p text:style-name="P17"/>
      <text:p text:style-name="P12">Выводы<text:span text:style-name="T9">: в ходе выполнения данной работы задачи были выполнены в полном объёме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02T09:43:14</dc:date>
    <meta:print-date>2013-03-23T11:35:01</meta:print-date>
    <meta:editing-cycles>64</meta:editing-cycles>
    <meta:editing-duration>PT14H56M59S</meta:editing-duration>
    <meta:generator>LibreOffice/4.0.2.2$Linux_X86_64 LibreOffice_project/400m0$Build-2</meta:generator>
    <meta:document-statistic meta:table-count="0" meta:image-count="0" meta:object-count="0" meta:page-count="2" meta:paragraph-count="85" meta:word-count="301" meta:character-count="2441" meta:non-whitespace-character-count="1943"/>
    <meta:user-defined meta:name="Поле 1"/>
    <meta:user-defined meta:name="Поле 2"/>
    <meta:user-defined meta:name="Поле 3"/>
    <meta:user-defined meta:name="Поле 4"/>
  </office:meta>
</office:document-meta>
</file>